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paragraph-rsid="001ba210" style:font-size-asian="8pt" style:font-size-complex="8pt"/>
    </style:style>
    <style:style style:name="P3" style:family="paragraph" style:parent-style-name="Standard">
      <style:text-properties fo:font-size="8pt" officeooo:rsid="001ba210" officeooo:paragraph-rsid="001ba210" style:font-size-asian="8pt" style:font-size-complex="8pt"/>
    </style:style>
    <style:style style:name="P4" style:family="paragraph" style:parent-style-name="Standard">
      <style:text-properties fo:font-size="8pt" officeooo:rsid="001d232e" officeooo:paragraph-rsid="001d232e" style:font-size-asian="8pt" style:font-size-complex="8pt"/>
    </style:style>
    <style:style style:name="P5" style:family="paragraph" style:parent-style-name="Standard">
      <style:text-properties fo:font-size="8pt" officeooo:rsid="001d232e" officeooo:paragraph-rsid="001dbef9" style:font-size-asian="8pt" style:font-size-complex="8pt"/>
    </style:style>
    <style:style style:name="P6" style:family="paragraph" style:parent-style-name="Standard">
      <style:text-properties fo:font-size="8pt" officeooo:rsid="001dbef9" officeooo:paragraph-rsid="001dbef9" style:font-size-asian="8pt" style:font-size-complex="8pt"/>
    </style:style>
    <style:style style:name="P7" style:family="paragraph" style:parent-style-name="Standard">
      <style:text-properties fo:font-size="8pt" officeooo:rsid="001e3174" officeooo:paragraph-rsid="001e3174" style:font-size-asian="8pt" style:font-size-complex="8pt"/>
    </style:style>
    <style:style style:name="P8" style:family="paragraph" style:parent-style-name="Standard">
      <style:text-properties fo:font-size="8pt" fo:font-weight="bold" officeooo:rsid="001d232e" officeooo:paragraph-rsid="001d232e" style:font-size-asian="8pt" style:font-weight-asian="bold" style:font-size-complex="8pt" style:font-weight-complex="bold"/>
    </style:style>
    <style:style style:name="T1" style:family="text">
      <style:text-properties officeooo:rsid="001ba210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weight="normal" style:font-weight-asian="normal" style:font-weight-complex="normal"/>
    </style:style>
    <style:style style:name="T4" style:family="text">
      <style:text-properties style:font-name="Liberation Serif1" fo:font-weight="normal" officeooo:rsid="001dbef9" style:font-weight-asian="normal" style:font-weight-complex="normal"/>
    </style:style>
    <style:style style:name="T5" style:family="text">
      <style:text-properties style:font-name="Liberation Serif1" officeooo:rsid="001dbef9"/>
    </style:style>
    <style:style style:name="T6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Lossy Compression – “Compressing an image such that some of the original data is lost, but not enough to matter for the intended use of the image.”</text:p>
      <text:p text:style-name="P2">Advantages of Lossy – smaller file size, still a good approximation of the original image.</text:p>
      <text:p text:style-name="P1">-Lossless: Compressing an image such that the original RGB image can be reconstructed exactly. <text:span text:style-name="T1">no data lost in compression, can directly compare images</text:span></text:p>
      <text:p text:style-name="P1">-<text:span text:style-name="T1">BMP: lossless, many different pixel formats, standard is RGB = 0-255; doesn't support transparency, but some variants do; Big files unless compressed</text:span></text:p>
      <text:p text:style-name="P1">-<text:span text:style-name="T1">JPEG: Lossy, optional lossless mode; Multiple variants that specify how an image is compressed or decompressed; best for pics of realistic scenes with <text:tab/>smooth variation in color; Bad for line drawings, text, or images with sharp contrast</text:span></text:p>
      <text:p text:style-name="P1">-<text:span text:style-name="T1">GIF: Lossy; supports transparency; 256 colors, valued 0-255; Each pixels has one color from that range; Compression allows only 256 colors; patented</text:span></text:p>
      <text:p text:style-name="P1">-<text:span text:style-name="T1">PNG: lossless; supports transparency; created as an improvement, non-patented GIF; designed for web images, not high quality graphics; Larger file size <text:tab/>than JPG, smaller than BMP; Limited support in IE6</text:span></text:p>
      <text:p text:style-name="P1">-<text:span text:style-name="T1">TIFF: Container format, could be lossy or lossless; originally designed to be a common format for scanned images, later usurped by publishers and <text:tab/>graphic artist; Supports multiple images; Supports object tagging</text:span></text:p>
      <text:p text:style-name="P3">-RAW: Lossless but not compressed; minimally processed data from an image sensor (camera, scanner); Subject to vast customization by manufacturers</text:p>
      <text:p text:style-name="P3"/>
      <text:p text:style-name="P2"><text:span text:style-name="T1">-Convolution- </text:span>“A mathematical operation on two functions, <text:span text:style-name="T1">f</text:span> and <text:span text:style-name="T1">g</text:span>, producing a first function that outputs the area overlap between the two functions as a function of the amount that one of the original functions is translated.” -Output the percentage of the overlap area of <text:span text:style-name="T1">f</text:span> and <text:span text:style-name="T1">g </text:span>for each position that <text:span text:style-name="T1">g</text:span> takes</text:p>
      <text:p text:style-name="P4">-Identity function: no change made to the image <text:tab/>-Average(Smoothing filter): sets pixel to the avg of all colors around it, smooths out areas of sharp <text:span text:style-name="T2">Δ</text:span></text:p>
      <text:p text:style-name="P4"><text:span text:style-name="T2">-Sharpen (high pass Filter): Enhances the difference between neighboring pixels; the greater the difference, the more change in the current pixel</text:span></text:p>
      <text:p text:style-name="P4"><text:span text:style-name="T2">-Blur(low pass filter): Softens significant color changes in image; creates intermediate colors</text:span></text:p>
      <text:p text:style-name="P4"/>
      <text:p text:style-name="P4"><text:span text:style-name="T2">-HSV = (Hue, Saturation, Value); hue-the perceived color typically defined between [0, 360), Saturation- the intensity of a color relative to its own brightness, typically define between [0, 100); Value/Brightness- the “brightness” of a color, emitting more or less light, typically defined between [0,100)</text:span></text:p>
      <text:p text:style-name="P4"><text:span text:style-name="T2">-Human vision is much more sensitive to slight changes in brightness than slight changes in hue</text:span></text:p>
      <text:p text:style-name="P8"><text:span text:style-name="T2">Converting RGB to HSV: Let r,g,b in [0,1] be the RGB coordinates of a color in RGB space, Let max be the greatest of r,g,b and l min is the least</text:span></text:p>
      <text:p text:style-name="P8"/>
      <text:p text:style-name="P8"/>
      <text:p text:style-name="P8"/>
      <text:p text:style-name="P8"><text:span text:style-name="T3">Converting HSV to RGB: Given a color defined by (h,s,v) values in HSV space, with h in [0,360), and with s &amp; v in [0,1]:</text:span></text:p>
      <text:p text:style-name="P8"/>
      <text:p text:style-name="P8"/>
      <text:p text:style-name="P8"/>
      <text:p text:style-name="P8"/>
      <text:p text:style-name="P8"><text:span text:style-name="T3">The perceived color of an object depends on object material, light source, colorfulness of the surrounding area, and the human visual system. </text:span></text:p>
      <text:p text:style-name="P5"><text:span text:style-name="T4">Choosing Color is hard: </text:span><text:span text:style-name="T3">Color is a perception, </text:span><text:span text:style-name="T4">not a property</text:span><text:span text:style-name="T3">; wavelengths don't look the same to everyone </text:span><text:span text:style-name="T5">our brain can trick us; colorblindness; </text:span></text:p>
      <text:p text:style-name="P5"><text:span text:style-name="T5"><text:tab/>saturated backgrounds are bad; making background and text the same hue is bad</text:span></text:p>
      <text:p text:style-name="P6">Color Encoding Style:</text:p>
      <text:p text:style-name="P6">Qualitative- Independent colors (different hues) that have no relationship to one another. Good for nominal data</text:p>
      <text:p text:style-name="P6">Sequential- Dependent colors(same hue, different saturation/value) arranged such that the <text:span text:style-name="T2">Δ</text:span><text:span text:style-name="T6"> </text:span>in color is proportionate to the <text:span text:style-name="T2">Δ </text:span><text:s/>in the data in one direction</text:p>
      <text:p text:style-name="P6">Diverging- Two dependent colors arranged such that the <text:s/><text:span text:style-name="T2">Δ in color is proportionate to the <text:s/>Δ in the data in two directions, spreading from a center point</text:span></text:p>
      <text:p text:style-name="P6"><text:span text:style-name="T2">Sequential works for ordinal and interval data; Diverging works for interval and ratio data</text:span></text:p>
      <text:p text:style-name="P6"/>
      <text:p text:style-name="P7"><text:span text:style-name="T2">Principles of Color Design</text:span></text:p>
      <text:p text:style-name="P7"><text:span text:style-name="T2">Contrasting colors are different and draw attention, analogous colors are similar and help visualize groups</text:span></text:p>
      <text:p text:style-name="P7"><text:span text:style-name="T2">Chroma describes a a color's “colorfulness”, high chroma colors are vivid or saturated, low chroma colors are greyish or muted</text:span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21:42:38.304239815</meta:creation-date>
    <dc:date>2015-11-16T22:49:41.253058528</dc:date>
    <meta:editing-duration>PT6M12S</meta:editing-duration>
    <meta:editing-cycles>1</meta:editing-cycles>
    <meta:document-statistic meta:table-count="0" meta:image-count="0" meta:object-count="0" meta:page-count="1" meta:paragraph-count="28" meta:word-count="636" meta:character-count="4020" meta:non-whitespace-character-count="3400"/>
    <meta:generator>LibreOffice/4.2.8.2$Linux_X86_64 LibreOffice_project/420m0$Build-2</meta:generator>
  </office:meta>
</office:document-meta>
</file>